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64in"/>
    </style:style>
    <style:style style:name="co2" style:family="table-column">
      <style:table-column-properties fo:break-before="auto" style:column-width="2.2118in"/>
    </style:style>
    <style:style style:name="co3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2.2016in"/>
    </style:style>
    <style:style style:name="co6" style:family="table-column">
      <style:table-column-properties fo:break-before="auto" style:column-width="2.2764in"/>
    </style:style>
    <style:style style:name="co7" style:family="table-column">
      <style:table-column-properties fo:break-before="auto" style:column-width="2.2547in"/>
    </style:style>
    <style:style style:name="co8" style:family="table-column">
      <style:table-column-properties fo:break-before="auto" style:column-width="2.286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histori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eference Index 10 - No Decomposer</text:p>
          </table:table-cell>
          <table:table-cell office:value-type="string" calcext:value-type="string">
            <text:p>Preference Index 10 - Decomposer</text:p>
          </table:table-cell>
          <table:table-cell office:value-type="string" calcext:value-type="string">
            <text:p>Preference Index 11 - No Decomposer</text:p>
          </table:table-cell>
          <table:table-cell office:value-type="string" calcext:value-type="string">
            <text:p>Preference Index 11 - Decomposer</text:p>
          </table:table-cell>
          <table:table-cell office:value-type="string" calcext:value-type="string">
            <text:p>Preference Index 12 - No Decomposer</text:p>
          </table:table-cell>
          <table:table-cell office:value-type="string" calcext:value-type="string">
            <text:p>Preference Index 12 - Decomposer</text:p>
          </table:table-cell>
          <table:table-cell office:value-type="string" calcext:value-type="string">
            <text:p>Preference Index 13 - No Decomposer</text:p>
          </table:table-cell>
          <table:table-cell office:value-type="string" calcext:value-type="string">
            <text:p>Preference Index 13 - Decompose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2.0, 5.0, 90.0, 5.0]</text:p>
          </table:table-cell>
          <table:table-cell office:value-type="string" calcext:value-type="string">
            <text:p>['rice', 5.0, 1.0, 5.0, 90.0, 5.0]</text:p>
          </table:table-cell>
          <table:table-cell office:value-type="string" calcext:value-type="string">
            <text:p>['soup', 3.0, 3.0, 7.0, 95.0, 3.0]</text:p>
          </table:table-cell>
          <table:table-cell office:value-type="string" calcext:value-type="string">
            <text:p>['soup', 4.0, 3.0, 7.5, 95.0, 5.0]</text:p>
          </table:table-cell>
          <table:table-cell office:value-type="string" calcext:value-type="string">
            <text:p>['beef', 5.0, 5.0, 10.0, 90.0, 4.0]</text:p>
          </table:table-cell>
          <table:table-cell office:value-type="string" calcext:value-type="string">
            <text:p>['beef', 5.0, 5.0, 9.0, 90.0, 4.0]</text:p>
          </table:table-cell>
          <table:table-cell office:value-type="string" calcext:value-type="string">
            <text:p>['yogurt', 5.0, 5.0, 5.0, 90.0, 5.0]</text:p>
          </table:table-cell>
          <table:table-cell office:value-type="string" calcext:value-type="string">
            <text:p>['yogurt', 5.0, 5.0, 6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2.0, 5.0, 90.0, 5.0]</text:p>
          </table:table-cell>
          <table:table-cell office:value-type="string" calcext:value-type="string">
            <text:p>['rice', 5.0, 1.0, 5.0, 90.0, 5.0]</text:p>
          </table:table-cell>
          <table:table-cell office:value-type="string" calcext:value-type="string">
            <text:p>['rice', 3.0, 3.0, 7.0, 95.0, 3.0]</text:p>
          </table:table-cell>
          <table:table-cell office:value-type="string" calcext:value-type="string">
            <text:p>['soup', 5.0, 3.0, 7.5, 97.0, 5.0]</text:p>
          </table:table-cell>
          <table:table-cell office:value-type="string" calcext:value-type="string">
            <text:p>['potatoes', 5.0, 5.0, 7.5, 90.0, 4.0]</text:p>
          </table:table-cell>
          <table:table-cell office:value-type="string" calcext:value-type="string">
            <text:p>['potatoes', 5.0, 5.0, 8.0, 90.0, 4.5]</text:p>
          </table:table-cell>
          <table:table-cell office:value-type="string" calcext:value-type="string">
            <text:p>['oatmeal', 5.0, 5.0, 5.0, 90.0, 5.0]</text:p>
          </table:table-cell>
          <table:table-cell office:value-type="string" calcext:value-type="string">
            <text:p>['fruit', 5.0, 5.0, 5.5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2.0, 5.0, 90.0, 5.0]</text:p>
          </table:table-cell>
          <table:table-cell office:value-type="string" calcext:value-type="string">
            <text:p>['rice', 5.0, 1.0, 5.0, 90.0, 5.0]</text:p>
          </table:table-cell>
          <table:table-cell office:value-type="string" calcext:value-type="string">
            <text:p>['soup', 3.0, 3.0, 7.0, 95.0, 3.0]</text:p>
          </table:table-cell>
          <table:table-cell office:value-type="string" calcext:value-type="string">
            <text:p>['soup', 4.5, 3.0, 7.5, 99.0, 5.0]</text:p>
          </table:table-cell>
          <table:table-cell office:value-type="string" calcext:value-type="string">
            <text:p>['carrots', 5.0, 5.0, 7.5, 90.0, 4.0]</text:p>
          </table:table-cell>
          <table:table-cell office:value-type="string" calcext:value-type="string">
            <text:p>['carrots', 5.0, 5.0, 8.0, 90.0, 4.0]</text:p>
          </table:table-cell>
          <table:table-cell office:value-type="string" calcext:value-type="string">
            <text:p>['fruit', 5.0, 5.0, 5.0, 90.0, 5.0]</text:p>
          </table:table-cell>
          <table:table-cell office:value-type="string" calcext:value-type="string">
            <text:p>['oatmeal', 5.0, 5.0, 5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2.0, 5.0, 90.0, 5.0]</text:p>
          </table:table-cell>
          <table:table-cell office:value-type="string" calcext:value-type="string">
            <text:p>['rice', 5.0, 1.0, 5.0, 90.0, 5.0]</text:p>
          </table:table-cell>
          <table:table-cell office:value-type="string" calcext:value-type="string">
            <text:p>['rice', 3.0, 3.0, 7.0, 95.0, 3.0]</text:p>
          </table:table-cell>
          <table:table-cell office:value-type="string" calcext:value-type="string">
            <text:p>['soup', 4.5, 3.0, 7.5, 101.0, 5.0]</text:p>
          </table:table-cell>
          <table:table-cell office:value-type="string" calcext:value-type="string">
            <text:p>['beef', 5.0, 5.0, 10.0, 90.0, 4.0]</text:p>
          </table:table-cell>
          <table:table-cell office:value-type="string" calcext:value-type="string">
            <text:p>['beef', 5.0, 5.0, 9.0, 90.0, 4.0]</text:p>
          </table:table-cell>
          <table:table-cell table:number-columns-repeated="2" office:value-type="string" calcext:value-type="string">
            <text:p>['yogurt', 5.0, 5.0, 5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beans', 5.0, 2.0, 5.0, 90.0, 4.0]</text:p>
          </table:table-cell>
          <table:table-cell office:value-type="string" calcext:value-type="string">
            <text:p>['beans', 5.0, 1.0, 5.0, 90.0, 5.0]</text:p>
          </table:table-cell>
          <table:table-cell office:value-type="string" calcext:value-type="string">
            <text:p>['soup', 3.0, 3.0, 7.0, 95.0, 3.0]</text:p>
          </table:table-cell>
          <table:table-cell office:value-type="string" calcext:value-type="string">
            <text:p>['rice', 4.5, 3.0, 7.5, 100.0, 5.0]</text:p>
          </table:table-cell>
          <table:table-cell office:value-type="string" calcext:value-type="string">
            <text:p>['potatoes', 5.0, 5.0, 7.5, 90.0, 4.5]</text:p>
          </table:table-cell>
          <table:table-cell office:value-type="string" calcext:value-type="string">
            <text:p>['potatoes', 5.0, 5.0, 8.0, 90.0, 4.5]</text:p>
          </table:table-cell>
          <table:table-cell table:number-columns-repeated="2" office:value-type="string" calcext:value-type="string">
            <text:p>['fruit', 5.0, 5.0, 5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beans', 5.0, 2.0, 5.0, 90.0, 4.0]</text:p>
          </table:table-cell>
          <table:table-cell office:value-type="string" calcext:value-type="string">
            <text:p>['beans', 5.0, 1.0, 5.0, 90.0, 5.0]</text:p>
          </table:table-cell>
          <table:table-cell office:value-type="string" calcext:value-type="string">
            <text:p>['rice', 3.0, 3.0, 7.0, 95.0, 3.0]</text:p>
          </table:table-cell>
          <table:table-cell office:value-type="string" calcext:value-type="string">
            <text:p>['chicken', 4.5, 3.0, 7.5, 100.0, 5.0]</text:p>
          </table:table-cell>
          <table:table-cell office:value-type="string" calcext:value-type="string">
            <text:p>['carrots', 5.0, 5.0, 7.5, 90.0, 4.0]</text:p>
          </table:table-cell>
          <table:table-cell office:value-type="string" calcext:value-type="string">
            <text:p>['carrots', 5.0, 5.0, 8.0, 90.0, 4.0]</text:p>
          </table:table-cell>
          <table:table-cell table:number-columns-repeated="2" office:value-type="string" calcext:value-type="string">
            <text:p>['oatmeal', 5.0, 5.0, 5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orn', 5.0, 2.0, 5.0, 90.0, 4.0]</text:p>
          </table:table-cell>
          <table:table-cell office:value-type="string" calcext:value-type="string">
            <text:p>['corn', 5.0, 1.0, 5.0, 90.0, 5.0]</text:p>
          </table:table-cell>
          <table:table-cell office:value-type="string" calcext:value-type="string">
            <text:p>['chicken', 5.0, 3.0, 7.0, 95.0, 3.0]</text:p>
          </table:table-cell>
          <table:table-cell office:value-type="string" calcext:value-type="string">
            <text:p>['rice', 4.5, 3.0, 7.5, 100.0, 5.0]</text:p>
          </table:table-cell>
          <table:table-cell office:value-type="string" calcext:value-type="string">
            <text:p>['beef', 5.0, 5.0, 10.0, 90.0, 4.0]</text:p>
          </table:table-cell>
          <table:table-cell office:value-type="string" calcext:value-type="string">
            <text:p>['beef', 5.0, 5.0, 9.0, 90.0, 3.5]</text:p>
          </table:table-cell>
          <table:table-cell table:number-columns-repeated="2" office:value-type="string" calcext:value-type="string">
            <text:p>['yogurt', 5.0, 5.0, 5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beans', 5.0, 2.0, 7.5, 90.0, 4.0]</text:p>
          </table:table-cell>
          <table:table-cell office:value-type="string" calcext:value-type="string">
            <text:p>['corn', 5.0, 1.0, 5.0, 90.0, 5.0]</text:p>
          </table:table-cell>
          <table:table-cell office:value-type="string" calcext:value-type="string">
            <text:p>['soup', 3.0, 3.0, 7.0, 95.0, 3.0]</text:p>
          </table:table-cell>
          <table:table-cell office:value-type="string" calcext:value-type="string">
            <text:p>['chicken', 4.5, 3.0, 7.5, 101.0, 5.0]</text:p>
          </table:table-cell>
          <table:table-cell office:value-type="string" calcext:value-type="string">
            <text:p>['beef', 5.0, 5.0, 10.0, 90.0, 4.0]</text:p>
          </table:table-cell>
          <table:table-cell office:value-type="string" calcext:value-type="string">
            <text:p>['potatoes', 5.0, 5.0, 8.0, 90.0, 4.5]</text:p>
          </table:table-cell>
          <table:table-cell table:number-columns-repeated="2" office:value-type="string" calcext:value-type="string">
            <text:p>['fruit', 5.0, 5.0, 5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2.0, 5.0, 90.0, 4.0]</text:p>
          </table:table-cell>
          <table:table-cell office:value-type="string" calcext:value-type="string">
            <text:p>['rice', 5.0, 1.0, 5.0, 90.0, 5.0]</text:p>
          </table:table-cell>
          <table:table-cell office:value-type="string" calcext:value-type="string">
            <text:p>['chicken', 5.0, 3.0, 7.0, 95.0, 3.0]</text:p>
          </table:table-cell>
          <table:table-cell office:value-type="string" calcext:value-type="string">
            <text:p>['rice', 4.5, 3.0, 7.5, 100.0, 5.0]</text:p>
          </table:table-cell>
          <table:table-cell office:value-type="string" calcext:value-type="string">
            <text:p>['potatoes', 5.0, 5.0, 7.5, 90.0, 4.0]</text:p>
          </table:table-cell>
          <table:table-cell office:value-type="string" calcext:value-type="string">
            <text:p>['carrots', 5.0, 5.0, 8.0, 90.0, 4.0]</text:p>
          </table:table-cell>
          <table:table-cell office:value-type="string" calcext:value-type="string">
            <text:p>['yogurt', 5.0, 5.0, 5.0, 90.0, 5.0]</text:p>
          </table:table-cell>
          <table:table-cell office:value-type="string" calcext:value-type="string">
            <text:p>['oatmeal', 5.0, 5.0, 5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orn', 5.0, 2.0, 5.0, 90.0, 4.0]</text:p>
          </table:table-cell>
          <table:table-cell office:value-type="string" calcext:value-type="string">
            <text:p>['beans', 5.0, 1.0, 5.0, 90.0, 5.0]</text:p>
          </table:table-cell>
          <table:table-cell office:value-type="string" calcext:value-type="string">
            <text:p>['chicken', 3.0, 3.0, 7.0, 95.0, 3.0]</text:p>
          </table:table-cell>
          <table:table-cell office:value-type="string" calcext:value-type="string">
            <text:p>['chicken', 4.5, 3.0, 7.5, 102.0, 5.0]</text:p>
          </table:table-cell>
          <table:table-cell office:value-type="string" calcext:value-type="string">
            <text:p>['carrots', 5.0, 5.0, 7.5, 90.0, 4.0]</text:p>
          </table:table-cell>
          <table:table-cell office:value-type="string" calcext:value-type="string">
            <text:p>['beef', 5.0, 5.0, 9.0, 90.0, 3.5]</text:p>
          </table:table-cell>
          <table:table-cell office:value-type="string" calcext:value-type="string">
            <text:p>['oatmeal', 5.0, 5.0, 5.0, 90.0, 5.0]</text:p>
          </table:table-cell>
          <table:table-cell office:value-type="string" calcext:value-type="string">
            <text:p>['yogurt', 5.0, 5.0, 5.0, 90.0, 5.0]</text:p>
          </table:table-cell>
          <table:table-cell table:number-columns-repeated="32"/>
        </table:table-row>
        <table:table-row table:style-name="ro2">
          <table:table-cell table:style-name="ce1" office:value-type="string" calcext:value-type="string">
            <text:p>"Keep the spoon close to my mouth when offering rice and make sure to scoop the rice slowly.",</text:p>
          </table:table-cell>
          <table:table-cell/>
          <table:table-cell table:style-name="ce1" office:value-type="string" calcext:value-type="string">
            <text:p>"Tilt the spoon slightly upward when feeding me soup and gently scoop the soup to prevent spillage.",</text:p>
          </table:table-cell>
          <table:table-cell/>
          <table:table-cell table:style-name="ce1" office:value-type="string" calcext:value-type="string">
            <text:p>"Hold the spoon farther away when offering meat and move a little slower when transferring the meat to my mouth.",</text:p>
          </table:table-cell>
          <table:table-cell/>
          <table:table-cell table:style-name="ce1" office:value-type="string" calcext:value-type="string">
            <text:p>"Position the spoon closer to my mouth.",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4:29:34.634004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2-06T17:14:28.496493671</dc:date>
    <meta:editing-duration>PT2H39M34S</meta:editing-duration>
    <meta:editing-cycles>2</meta:editing-cycles>
    <meta:generator>LibreOffice/6.4.7.2$Linux_X86_64 LibreOffice_project/40$Build-2</meta:generator>
    <meta:document-statistic meta:table-count="1" meta:cell-count="92" meta:object-count="0"/>
  </office:meta>
</office:document-meta>
</file>